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7.55cm" fo:min-width="21.7cm"/>
    </style:style>
    <style:style style:name="gr2" style:family="graphic" style:parent-style-name="standard">
      <style:graphic-properties draw:fill="hatch" draw:fill-hatch-name="Black_20_-45_20_Degrees" draw:fill-hatch-solid="false" draw:textarea-horizontal-align="justify" draw:textarea-vertical-align="middle" draw:auto-grow-height="false" fo:min-height="13.038cm" fo:min-width="2.388cm"/>
    </style:style>
    <style:style style:name="gr3" style:family="graphic" style:parent-style-name="standard">
      <style:graphic-properties draw:textarea-horizontal-align="justify" draw:textarea-vertical-align="middle" draw:auto-grow-height="false" fo:min-height="12.497cm" fo:min-width="1.8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889cm" fo:min-width="5.598cm"/>
    </style:style>
    <style:style style:name="gr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.921cm" fo:min-width="7.148cm"/>
    </style:style>
    <style:style style:name="gr6" style:family="graphic" style:parent-style-name="standard">
      <style:graphic-properties draw:textarea-vertical-align="middle" draw:auto-grow-height="false" fo:min-height="0.24cm" fo:min-width="1.076cm"/>
    </style:style>
    <style:style style:name="gr7" style:family="graphic" style:parent-style-name="standard">
      <style:graphic-properties draw:fill="none" draw:fill-color="#ffffcc" draw:opacity="10%" draw:textarea-horizontal-align="justify" draw:textarea-vertical-align="middle" draw:auto-grow-height="false" fo:min-height="0.74cm" fo:min-width="0.49cm" draw:shadow-opacity="10%"/>
    </style:style>
    <style:style style:name="gr8" style:family="graphic" style:parent-style-name="standard">
      <style:graphic-properties draw:textarea-horizontal-align="justify" draw:textarea-vertical-align="middle" draw:auto-grow-height="false" fo:min-height="4.134cm" fo:min-width="4.168cm"/>
    </style:style>
    <style:style style:name="gr9" style:family="graphic" style:parent-style-name="standard">
      <style:graphic-properties draw:fill="hatch" draw:fill-hatch-name="Black_20_-45_20_Degrees" draw:fill-hatch-solid="false" draw:textarea-horizontal-align="justify" draw:textarea-vertical-align="middle" draw:auto-grow-height="false" fo:min-height="5.95cm" fo:min-width="0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3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15cm" fo:min-width="1.1cm"/>
    </style:style>
    <style:style style:name="gr15" style:family="graphic" style:parent-style-name="standard">
      <style:graphic-properties draw:textarea-horizontal-align="justify" draw:textarea-vertical-align="middle" draw:auto-grow-height="false" fo:min-height="0.19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0cm"/>
    </style:style>
    <style:style style:name="gr17" style:family="graphic" style:parent-style-name="standard">
      <style:graphic-properties draw:textarea-vertical-align="middle" draw:auto-grow-height="false" fo:min-height="0.949cm" fo:min-width="1.103cm"/>
    </style:style>
    <style:style style:name="gr18" style:family="graphic" style:parent-style-name="objectwithoutfill">
      <style:graphic-properties svg:stroke-color="#ffffff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hatch" draw:fill-hatch-name="Black_20_-45_20_Degrees" draw:fill-hatch-solid="fals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cc" draw:opacity="10%"/>
      <style:paragraph-properties fo:text-align="center"/>
    </style:style>
    <style:style style:name="P7" style:family="paragraph">
      <loext:graphic-properties draw:fill="none" draw:fill-color="#ffffff"/>
      <style:text-properties fo:color="#ff3333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style:font-name="Liberation Sans3" fo:font-size="24pt" style:font-name-asian="Liberation Sans3" style:font-size-asian="18pt" style:font-name-complex="Liberation Sans3" style:font-size-complex="18pt"/>
    </style:style>
    <style:style style:name="T2" style:family="text">
      <style:text-properties fo:color="#ff3333" style:font-name="Liberation Sans3" fo:font-size="24pt" style:font-name-asian="Liberation Sans3" style:font-size-asian="18pt" style:font-name-complex="Liberation Sans3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2cm" svg:height="17.8cm" svg:x="3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13.6cm" svg:x="9.8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6cm" svg:height="12.999cm" svg:x="10.1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6.098cm" svg:height="2.139cm" svg:x="3.361cm" svg:y="17cm">
          <draw:text-box>
            <text:p text:style-name="P3"><text:span text:style-name="T1">Room</text:span></text:p>
            <text:p text:style-name="P3"><text:span text:style-name="T2">(Surroundings)</text:span></text:p>
          </draw:text-box>
        </draw:frame>
        <draw:frame draw:style-name="gr5" draw:text-style-name="P5" draw:layer="layout" svg:width="7.648cm" svg:height="1.171cm" draw:transform="rotate (-1.58807508638964) translate (12.1cm 6.62cm)">
          <draw:text-box>
            <text:p>N<text:span text:style-name="T3">2</text:span>-gas cylinder <text:span text:style-name="T4">(System) </text:span></text:p>
          </draw:text-box>
        </draw:frame>
        <draw:custom-shape draw:style-name="gr6" draw:text-style-name="P3" draw:layer="layout" svg:width="2.4cm" svg:height="1.2cm" svg:x="13.7cm" svg:y="5.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1.4cm" svg:height="1.4cm" svg:x="12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6cm" svg:height="6.2cm" svg:x="16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6.2cm" svg:x="19.4cm" svg:y="2.6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619cm" svg:height="0.962cm" draw:transform="rotate (1.55351756720015) translate (17.743cm 7.01cm)">
          <draw:text-box>
            <text:p><text:span text:style-name="T4">System</text:span></text:p>
          </draw:text-box>
        </draw:frame>
        <draw:frame draw:style-name="gr11" draw:text-style-name="P7" draw:layer="layout" svg:width="4.265cm" svg:height="0.962cm" draw:transform="rotate (-1.57865030842887) translate (21.865cm 3.591cm)">
          <draw:text-box>
            <text:p><text:span text:style-name="T4">Surroundings</text:span></text:p>
          </draw:text-box>
        </draw:frame>
        <draw:frame draw:style-name="gr12" draw:text-style-name="P7" draw:layer="layout" svg:width="2.403cm" svg:height="0.962cm" svg:x="18.797cm" svg:y="10.6cm">
          <draw:text-box>
            <text:p><text:span text:style-name="T4">Border</text:span></text:p>
          </draw:text-box>
        </draw:frame>
        <draw:custom-shape draw:style-name="gr13" draw:text-style-name="P3" draw:layer="layout" svg:width="0.6cm" svg:height="1.4cm" svg:x="19.6cm" svg:y="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1.6cm" svg:height="0.4cm" svg:x="16.1cm" svg:y="15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836cm" svg:height="0.787cm" draw:transform="rotate (-1.56590940488931) translate (15.996cm 15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3" draw:layer="layout" svg:width="0.836cm" svg:height="0.787cm" draw:transform="skewX (-0.00122173047639603) rotate (1.5695745963185) translate (14.4cm 16.23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3" draw:layer="layout" svg:width="0.2cm" svg:height="1.2cm" svg:x="15.089cm" svg:y="14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603cm" svg:height="1.199cm" draw:transform="rotate (-3.13478586950702) translate (16cm 14.999cm)">
          <text:p/>
          <draw:enhanced-geometry draw:glue-point-type="segments" draw:type="mso-spt100" draw:modifiers="176.36552176681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8" draw:text-style-name="P8" draw:layer="layout" svg:x1="16.1cm" svg:y1="15.6cm" svg:x2="16.1cm" svg:y2="16cm">
          <text:p/>
        </draw:line>
        <draw:line draw:style-name="gr18" draw:text-style-name="P8" draw:layer="layout" svg:x1="17.7cm" svg:y1="15.6cm" svg:x2="17.7cm" svg:y2="16cm">
          <text:p/>
        </draw:line>
        <draw:custom-shape draw:style-name="gr14" draw:text-style-name="P3" draw:layer="layout" svg:width="1.6cm" svg:height="0.4cm" svg:x="12.7cm" svg:y="15.6cm">
          <text:p/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12.7cm" svg:y1="15.6cm" svg:x2="12.7cm" svg:y2="16cm">
          <text:p/>
        </draw:line>
        <draw:line draw:style-name="gr18" draw:text-style-name="P8" draw:layer="layout" svg:x1="14.3cm" svg:y1="15.6cm" svg:x2="14.3cm" svg:y2="16cm">
          <text:p/>
        </draw:line>
        <draw:frame draw:style-name="gr19" draw:text-style-name="P5" draw:layer="layout" svg:width="2.034cm" svg:height="0.962cm" svg:x="14.2cm" svg:y="16.438cm">
          <draw:text-box>
            <text:p>Valve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5:54:05</meta:creation-date>
    <dc:date>2016-12-23T22:17:11.811797319</dc:date>
    <meta:editing-duration>PT10M38S</meta:editing-duration>
    <meta:editing-cycles>4</meta:editing-cycles>
    <meta:generator>LibreOffice/5.1.4.2$Linux_X86_64 LibreOffice_project/10m0$Build-2</meta:generator>
    <meta:document-statistic meta:object-count="47"/>
  </office:meta>
</office:document-meta>
</file>